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2311" officeooo:paragraph-rsid="00082311"/>
    </style:style>
    <style:style style:name="P2" style:family="paragraph" style:parent-style-name="Standard">
      <style:text-properties fo:font-weight="bold" officeooo:rsid="00082311" officeooo:paragraph-rsid="0008231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osed Conference Paper:</text:p>
      <text:p text:style-name="P1">===================================</text:p>
      <text:p text:style-name="P1"/>
      <text:p text:style-name="P1">12th International Modelica Conference</text:p>
      <text:p text:style-name="P1">Prague <text:s/>May15-17th 2017</text:p>
      <text:p text:style-name="P1"/>
      <text:p text:style-name="P1">Special Journal Issue</text:p>
      <text:p text:style-name="P1">======================</text:p>
      <text:p text:style-name="P1"/>
      <text:p text:style-name="P1">It is planned that the best scored 10 % of the reviewed papers are invited to be submitted </text:p>
      <text:p text:style-name="P1">in an improved and extended form for a special issue of an open access, ISI-referenced journal.</text:p>
      <text:p text:style-name="P1"/>
      <text:p text:style-name="P1"/>
      <text:p text:style-name="P2">Title:</text:p>
      <text:p text:style-name="P1"/>
      <text:p text:style-name="P1"><text:s text:c="4"/>Simulation of Pressure Swing Adsorption Process (PSA) <text:s/>for Oxygen production utilizing Skarstrom cycle with OpenModelica</text:p>
      <text:p text:style-name="P1"/>
      <text:p text:style-name="P1"/>
      <text:p text:style-name="P2">Abstract</text:p>
      <text:p text:style-name="P1"/>
      <text:p text:style-name="P1"><text:s text:c="3"/>A duel bed pressure swing adsorption system for oxygen production utilizing Skarstrom cycle</text:p>
      <text:p text:style-name="P1">was modelled utilizing OpenModelica. Modelling of this system consisting of two packed bed and associated valves requires the use of hybrid DAE solver with the inherent discrete events associated with valve operations. The one dimensional model equations that describe the adsorption and transport of oxygen and nitrogen species in the adsorber were solved utilizing orthogonal collocation method. This paper describes the model implementation with Modelica language and highlights some of the observations made by the author while utilizing the DAE solver.</text:p>
      <text:p text:style-name="P1"/>
      <text:p text:style-name="P1"/>
      <text:p text:style-name="P2">Contents:</text:p>
      <text:p text:style-name="P1"/>
      <text:p text:style-name="P1">Introduction:</text:p>
      <text:p text:style-name="P1"><text:s text:c="11"/>A bit about PSA swing adsorption process and their application. Usefulness of understanding the</text:p>
      <text:p text:style-name="P1">dynamics. </text:p>
      <text:p text:style-name="P1"/>
      <text:p text:style-name="P1">Modelling Details:</text:p>
      <text:p text:style-name="P1"/>
      <text:p text:style-name="P1">Assumptions :</text:p>
      <text:p text:style-name="P1"/>
      <text:p text:style-name="P1">Model Equations:</text:p>
      <text:p text:style-name="P1"><text:s text:c="13"/>Component balance. Total balance , Source terms etc.</text:p>
      <text:p text:style-name="P1"/>
      <text:p text:style-name="P1">Solution strategy:</text:p>
      <text:p text:style-name="P1"/>
      <text:p text:style-name="P1"/>
      <text:p text:style-name="P1">Reason for Chosing Modelica : </text:p>
      <text:p text:style-name="P1"/>
      <text:p text:style-name="P1"/>
      <text:p text:style-name="P1">Some Results:</text:p>
      <text:p text:style-name="P1"/>
      <text:p text:style-name="P1"><text:soft-page-break/></text:p>
      <text:p text:style-name="P1">Observations:</text:p>
      <text:p text:style-name="P1"><text:s text:c="5"/>. Over all the OpenModelica tool provides modeller a structured and descriptive frame work</text:p>
      <text:p text:style-name="P1"><text:s text:c="7"/>to describe complex models with ease.</text:p>
      <text:p text:style-name="P1"><text:s text:c="8"/></text:p>
      <text:p text:style-name="P1"/>
      <text:p text:style-name="P1">Concerns</text:p>
      <text:p text:style-name="P1"><text:s text:c="5"/>. <text:s/>Inability to restart the solution (with discrete variables)</text:p>
      <text:p text:style-name="P1"><text:s text:c="5"/>. <text:s/>Interfering with dynamic state selection resulted in small step sizes. </text:p>
      <text:p text:style-name="P1"><text:s text:c="5"/>. <text:s/>In ability to easily localizing problem equations due to flattening of the model during 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1:34:13.875623561</meta:creation-date>
    <dc:date>2017-01-31T11:41:17.159574033</dc:date>
    <meta:editing-duration>PT7M2S</meta:editing-duration>
    <meta:editing-cycles>3</meta:editing-cycles>
    <meta:generator>LibreOffice/5.1.3.2$Linux_X86_64 LibreOffice_project/10$Build-2</meta:generator>
    <meta:document-statistic meta:table-count="0" meta:image-count="0" meta:object-count="0" meta:page-count="2" meta:paragraph-count="32" meta:word-count="258" meta:character-count="1871" meta:non-whitespace-character-count="1568"/>
  </office:meta>
</office:document-meta>
</file>